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v</mi>
        </mrow>
      </mstyle>
      <mrow>
        <mo stretchy="false">(</mo>
        <mrow>
          <mi>t</mi>
        </mrow>
        <mo stretchy="false">)</mo>
      </mrow>
      <mrow>
        <mi/>
        <mo stretchy="false">=</mo>
        <mi/>
      </mrow>
      <mover accent="true">
        <mi>ρ</mi>
        <mo stretchy="false">˙</mo>
      </mover>
      <mstyle mathvariant="bold">
        <mrow>
          <msub>
            <mi>e</mi>
            <mi>ρ</mi>
          </msub>
        </mrow>
      </mstyle>
      <mrow>
        <mi/>
        <mo stretchy="false">+</mo>
        <mi/>
      </mrow>
      <mi>ρ</mi>
      <mover accent="true">
        <mi>φ</mi>
        <mo stretchy="false">˙</mo>
      </mover>
      <mstyle mathvariant="bold">
        <mrow>
          <msub>
            <mi>e</mi>
            <mi>φ</mi>
          </msub>
        </mrow>
      </mstyle>
      <mrow>
        <mi/>
        <mo stretchy="false">+</mo>
        <mi/>
      </mrow>
      <mover accent="true">
        <mi>z</mi>
        <mo stretchy="false">˙</mo>
      </mover>
      <mstyle mathvariant="bold">
        <mrow>
          <msub>
            <mi>e</mi>
            <mi>z</mi>
          </msub>
        </mrow>
      </mstyle>
    </mrow>
    <annotation encoding="StarMath 5.0">bold v (t) `=` dot ρ bold e _ρ `+` ρ dot φ bold e _φ `+`dot z bold e _z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1:32:18.518000000</meta:creation-date>
    <meta:generator>LibreOffice/4.1.4.2$Windows_x86 LibreOffice_project/0a0440ccc0227ad9829de5f46be37cfb6edcf72</meta:generator>
  </office:meta>
</office:document-meta>
</file>